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521" officeooo:paragraph-rsid="001ff5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, meu nome é caroline eu tenho 27 anos, sou formada em ciências contábeis pela cruzeiro do su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4:15:12.250237262</meta:creation-date>
    <dc:date>2021-02-23T14:17:53.539708499</dc:date>
    <meta:editing-duration>PT2M43S</meta:editing-duration>
    <meta:editing-cycles>1</meta:editing-cycles>
    <meta:document-statistic meta:table-count="0" meta:image-count="0" meta:object-count="0" meta:page-count="1" meta:paragraph-count="1" meta:word-count="18" meta:character-count="97" meta:non-whitespace-character-count="80"/>
    <meta:generator>LibreOffice/6.4.6.2$Linux_X86_64 LibreOffice_project/40$Build-2</meta:generator>
  </office:meta>
</office:document-meta>
</file>